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Arrow"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111111" draw:marker-start="Arrow" draw:fill="solid" draw:fill-color="#eeeeee" draw:textarea-vertical-align="middle" draw:shadow="hidden"/>
    </style:style>
    <style:style style:name="gr3" style:family="graphic" style:parent-style-name="standard">
      <style:graphic-properties svg:stroke-color="#111111" draw:marker-start="Square" draw:fill="solid" draw:fill-color="#eeeeee" draw:textarea-vertical-align="middle" draw:shadow="hidden"/>
    </style:style>
    <style:style style:name="gr4" style:family="graphic" style:parent-style-name="standard">
      <style:graphic-properties svg:stroke-color="#111111" draw:marker-start="Arrow" draw:marker-end="Square" draw:fill="solid" draw:fill-color="#eeeeee" draw:textarea-vertical-align="middle" draw:shadow="hidden"/>
    </style:style>
    <style:style style:name="gr5" style:family="graphic" style:parent-style-name="standard">
      <style:graphic-properties svg:stroke-color="#111111" draw:marker-start="Arrow" draw:marker-end="Square" draw:fill="solid" draw:fill-color="#eeeeee" draw:textarea-vertical-align="middle" draw:shadow="hidden"/>
    </style:style>
    <style:style style:name="gr6" style:family="graphic" style:parent-style-name="standard">
      <style:graphic-properties svg:stroke-color="#666666" draw:marker-start="Arrow" draw:fill="none" draw:fill-color="#eeeeee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666666" draw:marker-start="Arrow" draw:marker-end="Square" draw:fill="none" draw:fill-color="#eeeeee" draw:textarea-vertical-align="middle" draw:shadow="hidden"/>
    </style:style>
    <style:style style:name="gr8" style:family="graphic" style:parent-style-name="standard">
      <style:graphic-properties svg:stroke-color="#666666" draw:marker-start="Arrow" draw:fill="none" draw:fill-color="#eeeeee" draw:textarea-vertical-align="middle" draw:shadow="hidden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68cm" svg:height="0.91cm" svg:x="9.048cm" svg:y="4.7cm">
          <text:p text:style-name="P1">Login 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98cm" svg:height="1.552cm" svg:x="1.22cm" svg:y="7.128cm">
          <text:p text:style-name="P1">Section </text:p>
          <text:p text:style-name="P1">H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.98cm" svg:height="1.552cm" svg:x="7.82cm" svg:y="7.148cm">
          <text:p text:style-name="P1">Est. <text:line-break/>Offi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4" draw:id="id4" draw:layer="layout" svg:width="1.981cm" svg:height="1.552cm" svg:x="12cm" svg:y="7.148cm">
          <text:p text:style-name="P1">Deputy<text:line-break/>Registra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5" draw:id="id5" draw:layer="layout" svg:width="1.978cm" svg:height="1.552cm" svg:x="17.9cm" svg:y="7.148cm">
          <text:p text:style-name="P1">Data</text:p>
          <text:p text:style-name="P1">Admi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2.21cm" svg:y1="7.128cm" svg:x2="10.332cm" svg:y2="5.61cm" draw:start-shape="id1" draw:end-shape="id2" draw:end-glue-point="6" svg:d="M2210 7128v-758h8122v-760" svg:viewBox="0 0 8123 1519">
          <text:p/>
        </draw:connector>
        <draw:connector draw:style-name="gr2" draw:text-style-name="P1" draw:layer="layout" draw:line-skew="-0.01cm" svg:x1="8.81cm" svg:y1="7.148cm" svg:x2="10.332cm" svg:y2="5.61cm" draw:start-shape="id3" draw:start-glue-point="4" draw:end-shape="id2" svg:d="M8810 7148v-778h1522v-760" svg:viewBox="0 0 1523 1539">
          <text:p/>
        </draw:connector>
        <draw:connector draw:style-name="gr2" draw:text-style-name="P1" draw:layer="layout" draw:line-skew="-0.007cm" svg:x1="12.99cm" svg:y1="7.148cm" svg:x2="10.332cm" svg:y2="5.61cm" draw:start-shape="id4" draw:end-shape="id2" svg:d="M12990 7148v-775h-2658v-763" svg:viewBox="0 0 2659 1539">
          <text:p/>
        </draw:connector>
        <draw:connector draw:style-name="gr2" draw:text-style-name="P1" draw:layer="layout" draw:line-skew="-0.008cm" svg:x1="18.889cm" svg:y1="7.148cm" svg:x2="10.332cm" svg:y2="5.61cm" draw:start-shape="id5" draw:end-shape="id2" draw:end-glue-point="6" svg:d="M18889 7148v-776h-8557v-762" svg:viewBox="0 0 8558 1539">
          <text:p/>
        </draw:connector>
        <draw:custom-shape draw:style-name="gr1" draw:text-style-name="P1" xml:id="id9" draw:id="id9" draw:layer="layout" svg:width="3.3cm" svg:height="0.92cm" svg:x="2.5cm" svg:y="11.58cm">
          <text:p text:style-name="P1">Credit Lea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3cm" svg:height="0.92cm" svg:x="2.5cm" svg:y="10.58cm">
          <text:p text:style-name="P1">New Appl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3cm" svg:height="0.92cm" svg:x="2.5cm" svg:y="12.56cm">
          <text:p text:style-name="P1">Application His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3cm" svg:height="0.92cm" svg:x="2.5cm" svg:y="13.58cm">
          <text:p text:style-name="P1">Employee 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3cm" svg:height="0.92cm" svg:x="4.1cm" svg:y="16.2cm">
          <text:p text:style-name="P1">Applic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3cm" svg:height="0.92cm" svg:x="4.1cm" svg:y="17.3cm">
          <text:p text:style-name="P1">Employee 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8cm" svg:y1="17.25cm" svg:x2="8.81cm" svg:y2="8.7cm" draw:start-shape="id6" draw:start-glue-point="7" draw:end-shape="id3" draw:end-glue-point="6" svg:d="M7800 17250h1010v-8550" svg:viewBox="0 0 1011 8551">
          <text:p/>
        </draw:connector>
        <draw:connector draw:style-name="gr3" draw:text-style-name="P2" draw:layer="layout" draw:line-skew="1.498cm 1.499cm" svg:x1="5.8cm" svg:y1="11.04cm" svg:x2="5.75cm" svg:y2="16.2cm" draw:start-shape="id7" draw:start-glue-point="7" draw:end-shape="id8" draw:end-glue-point="4" svg:d="M5800 11040h2000v4310h-2050v850" svg:viewBox="0 0 2051 5161">
          <text:p/>
        </draw:connector>
        <draw:connector draw:style-name="gr4" draw:text-style-name="P2" draw:layer="layout" draw:line-skew="0.999cm 1.498cm" svg:x1="5.75cm" svg:y1="16.2cm" svg:x2="5.8cm" svg:y2="12.04cm" draw:start-shape="id8" draw:start-glue-point="4" draw:end-shape="id9" draw:end-glue-point="7" svg:d="M5750 16200v-850h2050v-3310h-2000" svg:viewBox="0 0 2051 4161">
          <text:p/>
        </draw:connector>
        <draw:custom-shape draw:style-name="gr1" draw:text-style-name="P1" xml:id="id10" draw:id="id10" draw:layer="layout" svg:width="3.3cm" svg:height="0.92cm" svg:x="9cm" svg:y="18.9cm">
          <text:p text:style-name="P1">Applic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3cm" svg:height="0.92cm" svg:x="9cm" svg:y="19.92cm">
          <text:p text:style-name="P1">Admin 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3cm" svg:height="0.92cm" svg:x="9cm" svg:y="20.92cm">
          <text:p text:style-name="P1">Employee 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1.599cm" svg:x1="9cm" svg:y1="19.36cm" svg:x2="4.1cm" svg:y2="16.66cm" draw:start-shape="id10" draw:end-shape="id8" draw:end-glue-point="5" svg:d="M9000 19360h-7000v-2700h2100" svg:viewBox="0 0 7001 2701">
          <text:p/>
        </draw:connector>
        <draw:custom-shape draw:style-name="gr1" draw:text-style-name="P1" xml:id="id14" draw:id="id14" draw:layer="layout" svg:width="3.3cm" svg:height="0.92cm" svg:x="14.5cm" svg:y="12.6cm">
          <text:p text:style-name="P1">Credit/Debit Leav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svg:x1="18.2cm" svg:y1="14.7cm" svg:x2="18.889cm" svg:y2="8.7cm" draw:start-shape="id11" draw:start-glue-point="7" draw:end-shape="id5" draw:end-glue-point="6" svg:d="M18200 14700h689v-6000" svg:viewBox="0 0 690 6001">
          <text:p/>
        </draw:connector>
        <draw:custom-shape draw:style-name="gr1" draw:text-style-name="P1" draw:layer="layout" svg:width="3.3cm" svg:height="0.92cm" svg:x="14.5cm" svg:y="13.654cm">
          <text:p text:style-name="P1">Action Histor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5" draw:id="id15" draw:layer="layout" svg:width="3.3cm" svg:height="0.92cm" svg:x="14.5cm" svg:y="14.7cm">
          <text:p text:style-name="P1">Add Employe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6" draw:id="id16" draw:layer="layout" svg:width="3.3cm" svg:height="0.92cm" svg:x="14.5cm" svg:y="15.78cm">
          <text:p text:style-name="P1">View/Edit Employe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12" draw:id="id12" draw:layer="layout" svg:width="4.3cm" svg:height="3.7cm" svg:x="8.5cm" svg:y="1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line-skew="-2.951cm" svg:x1="10.65cm" svg:y1="18.5cm" svg:x2="12.99cm" svg:y2="8.7cm" draw:start-shape="id12" draw:start-glue-point="4" draw:end-shape="id4" svg:d="M10650 18500v-7850h2340v-1950" svg:viewBox="0 0 2341 9801">
          <text:p/>
        </draw:connector>
        <draw:connector draw:style-name="gr7" draw:text-style-name="P2" draw:layer="layout" svg:x1="12.3cm" svg:y1="20.38cm" svg:x2="14.5cm" svg:y2="13.06cm" draw:start-shape="id13" draw:end-shape="id14" draw:end-glue-point="5" svg:d="M12300 20380h1101v-7320h1099" svg:viewBox="0 0 2201 7321">
          <text:p/>
        </draw:connector>
        <draw:connector draw:style-name="gr7" draw:text-style-name="P2" draw:layer="layout" svg:x1="12.3cm" svg:y1="20.38cm" svg:x2="14.5cm" svg:y2="15.16cm" draw:start-shape="id13" draw:start-glue-point="7" draw:end-shape="id15" svg:d="M12300 20380h1101v-5220h1099" svg:viewBox="0 0 2201 5221">
          <text:p/>
        </draw:connector>
        <draw:connector draw:style-name="gr7" draw:text-style-name="P2" draw:layer="layout" svg:x1="12.3cm" svg:y1="20.38cm" svg:x2="14.5cm" svg:y2="16.24cm" draw:start-shape="id13" draw:start-glue-point="7" draw:end-shape="id16" svg:d="M12300 20380h1101v-4140h1099" svg:viewBox="0 0 2201 4141">
          <text:p/>
        </draw:connector>
        <draw:custom-shape draw:style-name="gr6" draw:text-style-name="P2" xml:id="id17" draw:id="id17" draw:layer="layout" svg:width="4.3cm" svg:height="4.6cm" svg:x="2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4.15cm" svg:y1="10.2cm" svg:x2="2.21cm" svg:y2="8.68cm" draw:start-shape="id17" draw:start-glue-point="4" draw:end-shape="id1" draw:end-glue-point="6" svg:d="M4150 10200v-759h-1940v-761" svg:viewBox="0 0 1941 1521">
          <text:p/>
        </draw:connector>
        <draw:custom-shape draw:style-name="gr6" draw:text-style-name="P2" xml:id="id6" draw:id="id6" draw:layer="layout" svg:width="4.1cm" svg:height="2.9cm" svg:x="3.7cm" svg:y="1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1" draw:id="id11" draw:layer="layout" svg:width="4.1cm" svg:height="4.8cm" svg:x="14.1cm" svg:y="1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layer="layout" svg:width="8.393cm" svg:height="0.962cm" svg:x="6.4cm" svg:y="2.638cm">
          <draw:text-box>
            <text:p>Leave Management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2:28:42.841287530</meta:creation-date>
    <dc:date>2014-10-01T13:13:44.270367604</dc:date>
    <meta:editing-duration>PT29M16S</meta:editing-duration>
    <meta:editing-cycles>6</meta:editing-cycles>
    <meta:generator>LibreOffice/4.2.6.3$Linux_X86_64 LibreOffice_project/420m0$Build-3</meta:generator>
    <meta:document-statistic meta:object-count="37"/>
  </office:meta>
</office:document-meta>
</file>